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loext:contextual-spacing="false" fo:line-height="120%" fo:text-align="justify" style:justify-single-word="false" style:writing-mode="page"/>
      <style:text-properties style:font-name="Verdana" style:text-underline-style="solid" style:text-underline-width="auto" style:text-underline-color="font-color" fo:font-weight="bold" officeooo:rsid="00034976" officeooo:paragraph-rsid="00034976" style:font-weight-asian="bold" style:font-weight-complex="bold"/>
    </style:style>
    <style:style style:name="P2" style:family="paragraph" style:parent-style-name="Standard">
      <style:paragraph-properties fo:margin-top="0cm" fo:margin-bottom="0.199cm" loext:contextual-spacing="false" fo:line-height="120%" fo:text-align="justify" style:justify-single-word="false" style:writing-mode="page"/>
      <style:text-properties style:font-name="Verdana" fo:font-size="11pt" officeooo:rsid="00034976" officeooo:paragraph-rsid="00034976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P2">Declarar una clase para el tipo enumerado que represente diferentes equipos de fútbol (mínimo 5).</text:p>
      <text:p text:style-name="P2">Crear un programa que muestre (liste) el nombre de los equipos contenidos en el enumerado, uno por línea.</text:p>
      <text:p text:style-name="P2"/>
      <text:p text:style-name="P1">EJERCICIO 2</text:p>
      <text:p text:style-name="P2">Declarar una clase para el tipo enumerado que represente tipos de piedra con los valores CALIZA, MARMOL, PIZARRA, CUARZITA. Sus pesos específicos son de 1200, 1423.55, 1325 y 1466.22 kg/m³.</text:p>
      <text:p text:style-name="P2">Crear un programa que muestre el peso de los palets de cada uno de los tipos de piedra, considerando que cada palet tiene un volumen de 2.3 m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8S</meta:editing-duration>
    <meta:editing-cycles>4</meta:editing-cycles>
    <meta:generator>LibreOffice/5.2.4.2$Windows_x86 LibreOffice_project/3d5603e1122f0f102b62521720ab13a38a4e0eb0</meta:generator>
    <dc:date>2017-01-05T13:37:59.803000000</dc:date>
    <meta:document-statistic meta:table-count="0" meta:image-count="0" meta:object-count="0" meta:page-count="1" meta:paragraph-count="6" meta:word-count="99" meta:character-count="556" meta:non-whitespace-character-count="467"/>
    <meta:user-defined meta:name="Info 1"/>
    <meta:user-defined meta:name="Info 2"/>
    <meta:user-defined meta:name="Info 3"/>
    <meta:user-defined meta:name="Info 4"/>
  </office:meta>
</office:document-meta>
</file>